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6000000DB750A263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5.848cm"/>
    </style:style>
    <style:style style:name="P1" style:family="paragraph">
      <style:paragraph-properties fo:text-align="center"/>
    </style:style>
    <style:style style:name="P2" style:family="paragraph">
      <style:text-properties fo:color="#004586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color="#004586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4586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021cm" svg:height="0.972cm" svg:x="5.613cm" svg:y="0.608cm">
            <draw:image xlink:href="Pictures/10000000000000E6000000DB750A263A.png" xlink:type="simple" xlink:show="embed" xlink:actuate="onLoad">
              <text:p/>
            </draw:image>
          </draw:frame>
          <draw:frame draw:style-name="gr2" draw:text-style-name="P2" draw:layer="layout" svg:width="6.382cm" svg:height="1.673cm" svg:x="-0.322cm" svg:y="-0.2cm">
            <draw:text-box>
              <text:p><text:span text:style-name="T1">DS</text:span><text:span text:style-name="T2">Toolki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4586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65cm" fo:page-height="1.6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ornelia Hedeler</meta:initial-creator>
    <meta:creation-date>2010-09-08T13:43:02</meta:creation-date>
    <dc:date>2010-09-08T22:59:05</dc:date>
    <dc:creator>Cornelia Hedeler</dc:creator>
    <meta:editing-duration>PT00H47M27S</meta:editing-duration>
    <meta:editing-cycles>6</meta:editing-cycles>
    <meta:generator>OpenOffice.org/3.1$Unix OpenOffice.org_project/310m19$Build-9420</meta:generator>
    <meta:document-statistic meta:object-count="3"/>
  </office:meta>
</office:document-meta>
</file>